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099cm" style:rel-column-width="2893*"/>
    </style:style>
    <style:style style:name="Tabla1.B" style:family="table-column">
      <style:table-column-properties style:column-width="11.901cm" style:rel-column-width="6750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text-properties style:font-name="Consolas" fo:font-weight="normal" style:font-weight-asian="normal" style:font-weight-complex="normal"/>
    </style:style>
    <style:style style:name="P2" style:family="paragraph" style:parent-style-name="Heading_20_3">
      <style:text-properties fo:font-style="italic" style:font-style-asian="italic" style:font-style-complex="italic"/>
    </style:style>
    <style:style style:name="P3" style:family="paragraph" style:parent-style-name="Text_20_body">
      <style:text-properties officeooo:rsid="0015739e" officeooo:paragraph-rsid="0015739e"/>
    </style:style>
    <style:style style:name="P4" style:family="paragraph" style:parent-style-name="Table">
      <style:paragraph-properties fo:keep-with-next="always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5efa5" officeooo:paragraph-rsid="0015efa5" style:font-weight-asian="bold" style:font-weight-complex="bold"/>
    </style:style>
    <style:style style:name="P6" style:family="paragraph" style:parent-style-name="Table_20_Contents">
      <style:text-properties fo:font-weight="bold" officeooo:rsid="0015efa5" officeooo:paragraph-rsid="0015efa5" style:font-weight-asian="bold" style:font-weight-complex="bold"/>
    </style:style>
    <style:style style:name="P7" style:family="paragraph" style:parent-style-name="Table_20_Contents">
      <style:text-properties style:font-name="Consolas" officeooo:rsid="0015efa5" officeooo:paragraph-rsid="0015efa5"/>
    </style:style>
    <style:style style:name="P8" style:family="paragraph" style:parent-style-name="Table_20_Contents">
      <style:text-properties officeooo:rsid="0015efa5" officeooo:paragraph-rsid="0015efa5"/>
    </style:style>
    <style:style style:name="P9" style:family="paragraph" style:parent-style-name="Table_20_Contents">
      <style:text-properties fo:font-style="italic" officeooo:rsid="0015efa5" officeooo:paragraph-rsid="0015efa5" style:font-style-asian="italic" style:font-style-complex="italic"/>
    </style:style>
    <style:style style:name="P10" style:family="paragraph" style:parent-style-name="Table_20_Contents">
      <style:text-properties fo:language="es" fo:country="ES" fo:font-style="italic" officeooo:rsid="0015efa5" officeooo:paragraph-rsid="0017a8e7" style:font-style-asian="italic" style:font-style-complex="italic"/>
    </style:style>
    <style:style style:name="P11" style:family="paragraph" style:parent-style-name="Table_20_Contents">
      <style:text-properties officeooo:rsid="00188bb9" officeooo:paragraph-rsid="00188bb9"/>
    </style:style>
    <style:style style:name="P12" style:family="paragraph" style:parent-style-name="Table_20_Contents">
      <style:text-properties officeooo:rsid="001aa5bc" officeooo:paragraph-rsid="001aa5bc"/>
    </style:style>
    <style:style style:name="P13" style:family="paragraph" style:parent-style-name="Text_20_body">
      <style:text-properties officeooo:rsid="0015efa5" officeooo:paragraph-rsid="0015efa5"/>
    </style:style>
    <style:style style:name="T1" style:family="text">
      <style:text-properties style:font-name="Consolas"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it" fo:country="IT"/>
    </style:style>
    <style:style style:name="T4" style:family="text">
      <style:text-properties officeooo:rsid="0015efa5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7a8e7"/>
    </style:style>
    <style:style style:name="T8" style:family="text">
      <style:text-properties fo:font-style="normal" officeooo:rsid="0017a8e7" style:font-style-asian="normal" style:font-style-complex="normal"/>
    </style:style>
    <style:style style:name="T9" style:family="text">
      <style:text-properties officeooo:rsid="00188bb9"/>
    </style:style>
    <style:style style:name="T10" style:family="text">
      <style:text-properties officeooo:rsid="001a3075"/>
    </style:style>
    <style:style style:name="T11" style:family="text">
      <style:text-properties officeooo:rsid="001aa5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4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ódulo <text:span text:style-name="T1">pieza.py</text:span></text:h>
      <text:p text:style-name="Text_20_body">El módulo ‘pieza.py’ es el módulo en donde se encuentran todas las piezas móviles.</text:p>
      <text:h text:style-name="P1" text:outline-level="2">_PiezaMovil ()</text:h>
      <text:h text:style-name="P2" text:outline-level="3">Atributos</text:h>
      <text:p text:style-name="P3">_estado</text:p>
      <text:p text:style-name="P3">coord</text:p>
      <text:p text:style-name="P3">cantidad_caras</text:p>
      <text:p text:style-name="P3">cond_captura</text:p>
      <text:h text:style-name="Heading_20_3" text:outline-level="3">_gCoord (self, <text:span text:style-name="T2">rango</text:span>: int <text:span text:style-name="T3">| </text:span>Tuple[int,int] )</text:h>
      <text:h text:style-name="Heading_20_3" text:outline-level="3">_unPaso (self, <text:span text:style-name="T2">dir_mv</text:span>: _imp.dir_mv )</text:h>
      <text:h text:style-name="P1" text:outline-level="2">Dado (<text:span text:style-name="T4">_PiezaMovil</text:span>)</text:h>
      <text:h text:style-name="P2" text:outline-level="3">Atributos</text:h>
      <text:p text:style-name="P4">Tabla <text:sequence text:ref-name="refTable0" text:name="Table" text:formula="ooow:Table+1" style:num-format="1">1</text:sequenc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Atributo</text:p>
          </table:table-cell>
          <table:table-cell table:style-name="Tabla1.B1" office:value-type="string">
            <text:p text:style-name="P6">Descripción</text:p>
          </table:table-cell>
        </table:table-row>
        <table:table-row>
          <table:table-cell table:style-name="Tabla1.A2" office:value-type="string">
            <text:p text:style-name="P7">*_intervalo_valor :</text:p>
            <text:p text:style-name="P7">int <text:span text:style-name="T3">| Tuple[int, int]</text:span></text:p>
          </table:table-cell>
          <table:table-cell table:style-name="Tabla1.B2" office:value-type="string">
            <text:p text:style-name="P8"><text:span text:style-name="T2">Intervalos de valores</text:span> – Son los intervalos que definen valores generados para cada cara. Ejemplo: </text:p>
            <text:p text:style-name="P8">(1,6) → (1,2,3,4,5,6) o ((1,3), 5, 9) → (1,2,3,5,9)</text:p>
            <text:p text:style-name="P8">(!) Los cuando los elementos son tuplas, estas deben escribirse siempre de menor a mayor.</text:p>
          </table:table-cell>
        </table:table-row>
        <table:table-row>
          <table:table-cell table:style-name="Tabla1.A2" office:value-type="string">
            <text:p text:style-name="P7">_ncaras : <text:span text:style-name="T3">int</text:span></text:p>
          </table:table-cell>
          <table:table-cell table:style-name="Tabla1.B2" office:value-type="string">
            <text:p text:style-name="P9">Número de Caras<text:span text:style-name="T5"> – Nos referimos a la cantidad de caras en el dado que tienen un valor asignado.</text:span></text:p>
          </table:table-cell>
        </table:table-row>
        <table:table-row>
          <table:table-cell table:style-name="Tabla1.A2" office:value-type="string">
            <text:p text:style-name="P7"><text:span text:style-name="T6">_</text:span><text:span text:style-name="T7">pv</text:span><text:span text:style-name="T6">_sec</text:span> :<text:span text:style-name="T3"> </text:span></text:p>
            <text:p text:style-name="P7"><text:span text:style-name="T3">Tuple[int, …, int] </text:span></text:p>
          </table:table-cell>
          <table:table-cell table:style-name="Tabla1.B2" office:value-type="string">
            <text:p text:style-name="P10">Posición de los valores en forma de Secuencia<text:span text:style-name="T5"> – es una tupla de 0</text:span><text:span text:style-name="T8">s</text:span><text:span text:style-name="T5"> y </text:span><text:span text:style-name="T8">1s</text:span><text:span text:style-name="T5">; en l</text:span><text:span text:style-name="T8">a</text:span><text:span text:style-name="T5"> caul los 1s indican </text:span><text:span text:style-name="T8">una casilla con valor y 0 una casilla sin valor (o no activa). Ejemplo:</text:span></text:p>
            <text:p text:style-name="P10"><text:span text:style-name="T8">(0,1,0,1,1,1,0,1,0) → Esta sería la </text:span><text:span text:style-name="T5"><text:s/></text:span><text:span text:style-name="T8">_pv_sec de la forma ‘f1’</text:span></text:p>
          </table:table-cell>
        </table:table-row>
        <table:table-row>
          <table:table-cell table:style-name="Tabla1.A2" office:value-type="string">
            <text:p text:style-name="P7">_<text:span text:style-name="T9">d</text:span>dim : <text:span text:style-name="T9">Tuple[int,int]</text:span></text:p>
          </table:table-cell>
          <table:table-cell table:style-name="Tabla1.B2" office:value-type="string">
            <text:p text:style-name="P11"><text:span text:style-name="T2">Dimensión del Dado</text:span> – Es una tupla de dos valores enteros en la cual, el primero es la cantidad de filas y el segundo la cantidad de columnas. <text:span text:style-name="T10">Ejemplo: (3,3) → _ddim de ‘f1’.</text:span></text:p>
          </table:table-cell>
        </table:table-row>
        <table:table-row>
          <table:table-cell table:style-name="Tabla1.A2" office:value-type="string">
            <text:p text:style-name="P7"><text:span text:style-name="T11">d</text:span>tipo : <text:span text:style-name="T11">vg_dtipo</text:span></text:p>
          </table:table-cell>
          <table:table-cell table:style-name="Tabla1.B2" office:value-type="string">
            <text:p text:style-name="P12"><text:span text:style-name="T2">Tipos de Dados</text:span> – Prácticamente son strings que indican, de una manera sintética, toda la configuración de parámetros para la formación de un dado. Existen 3 tipo de dados básicos (‘f1’, ‘f2’, ‘f3’) y un tipo especial (‘f1*’, ‘f2*’, ‘f3*’, ‘fp’).</text:p>
            <text:p text:style-name="P12">(!) En los tipos de dados básicos solo se puede cambiar el intervalo de valores (_intervalo_valor), intentar cambiar los demás parámetros no realizará ningún cambio.</text:p>
            <text:p text:style-name="P12">Para saber más sobre los tipos de dados ir a la lógica del juego: <text:soft-page-break/>pieza/dado/dtipos</text:p>
          </table:table-cell>
        </table:table-row>
      </table:table>
      <text:p text:style-name="Text_20_body"><text:span text:style-name="T2"/></text:p>
      <text:p text:style-name="P13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style="normal" fo:font-weight="normal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orenzo Antonio Pérez Carballo</meta:initial-creator>
    <meta:creation-date>2024-12-08T14:55:02.045000000</meta:creation-date>
    <dc:date>2024-12-08T18:07:31.192000000</dc:date>
    <dc:creator>Lorenzo Antonio Pérez Carballo</dc:creator>
    <meta:editing-duration>PT2H18M23S</meta:editing-duration>
    <meta:editing-cycles>6</meta:editing-cycles>
    <meta:generator>LibreOffice/24.8.3.2$Windows_X86_64 LibreOffice_project/48a6bac9e7e268aeb4c3483fcf825c94556d9f92</meta:generator>
    <meta:document-statistic meta:table-count="1" meta:image-count="0" meta:object-count="0" meta:page-count="2" meta:paragraph-count="32" meta:word-count="276" meta:character-count="1641" meta:non-whitespace-character-count="1388"/>
  </office:meta>
</office:document-meta>
</file>